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3.08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4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064cm"/>
      <style:paragraph-properties style:writing-mode="lr-tb"/>
    </style:style>
    <style:style style:name="gr25" style:family="graphic" style:parent-style-name="standard">
      <style:graphic-properties svg:stroke-color="#ff0000" draw:fill-color="#ff5429" draw:textarea-horizontal-align="justify" draw:textarea-vertical-align="middle" draw:auto-grow-height="false" fo:min-height="0.743cm" fo:min-width="0.4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vertical-align="middle" draw:auto-grow-height="false" fo:min-height="0.797cm" fo:min-width="0.994cm"/>
    </style:style>
    <style:style style:name="gr30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ff5429"/>
      <style:paragraph-properties fo:text-align="center" style:writing-mode="lr-tb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-color="#2a6099"/>
      <style:paragraph-properties fo:text-align="center"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1.974cm" svg:height="0.649cm" svg:x="8.854cm" svg:y="5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4.51cm" svg:y="5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8.982cm" svg:y="9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4.628cm" svg:y="9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2.46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854cm" svg:y1="5.51cm" svg:x2="6.875cm" svg:y2="6.977cm" draw:start-shape="id1" draw:start-glue-point="3" draw:end-shape="id2" draw:end-glue-point="4" svg:d="M8854 5510h-1979v1467" svg:viewBox="0 0 1980 1468">
          <text:p/>
        </draw:connector>
        <draw:connector draw:style-name="gr3" draw:text-style-name="P2" draw:layer="layout" svg:x1="6.875cm" svg:y1="8.469cm" svg:x2="8.982cm" svg:y2="9.978cm" draw:start-shape="id2" draw:start-glue-point="8" draw:end-shape="id3" draw:end-glue-point="3" svg:d="M6875 8469v1509h2107" svg:viewBox="0 0 2108 1510">
          <text:p/>
        </draw:connector>
        <draw:connector draw:style-name="gr3" draw:text-style-name="P2" draw:layer="layout" draw:line-skew="0.851cm" svg:x1="18.152cm" svg:y1="13.675cm" svg:x2="12.783cm" svg:y2="14.074cm" draw:start-shape="id4" draw:start-glue-point="2" draw:end-shape="id5" draw:end-glue-point="6" svg:d="M18152 13675v1752h-5369v-1353" svg:viewBox="0 0 5370 1753">
          <text:p/>
        </draw:connector>
        <draw:connector draw:style-name="gr3" draw:text-style-name="P2" draw:layer="layout" svg:x1="10.956cm" svg:y1="9.978cm" svg:x2="14.628cm" svg:y2="10.106cm" draw:start-shape="id3" draw:start-glue-point="1" draw:end-shape="id6" draw:end-glue-point="3" svg:d="M10956 9978h1836v128h1836" svg:viewBox="0 0 3673 129">
          <text:p/>
        </draw:connector>
        <draw:connector draw:style-name="gr3" draw:text-style-name="P2" draw:layer="layout" svg:x1="12.792cm" svg:y1="8.74cm" svg:x2="14.628cm" svg:y2="10.106cm" draw:start-shape="id7" draw:start-glue-point="3" draw:end-shape="id6" draw:end-glue-point="3" svg:d="M12792 8740v1366h1836" svg:viewBox="0 0 1837 1367">
          <text:p/>
        </draw:connector>
        <draw:connector draw:style-name="gr3" draw:text-style-name="P2" draw:layer="layout" svg:x1="14.51cm" svg:y1="5.51cm" svg:x2="12.792cm" svg:y2="6.766cm" draw:start-shape="id8" draw:start-glue-point="3" draw:end-shape="id7" draw:end-glue-point="1" svg:d="M14510 5510h-1718v1256" svg:viewBox="0 0 1719 1257">
          <text:p/>
        </draw:connector>
        <draw:custom-shape draw:style-name="gr4" draw:text-style-name="P4" xml:id="id2" draw:id="id2" draw:layer="layout" svg:width="1.674cm" svg:height="1.492cm" svg:x="6.038cm" svg:y="6.977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7.067cm" svg:y="12.0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8.153cm" svg:y1="13.411cm" svg:x2="18.153cm" svg:y2="12.328cm">
            <text:p/>
          </draw:line>
        </draw:g>
        <draw:frame draw:style-name="gr7" draw:text-style-name="P7" draw:layer="layout" svg:width="1.329cm" svg:height="1.313cm" svg:x="4.837cm" svg:y="7.156cm">
          <draw:text-box>
            <text:p><text:span text:style-name="T1">V</text:span><text:span text:style-name="T2">a</text:span></text:p>
          </draw:text-box>
        </draw:frame>
        <draw:frame draw:style-name="gr8" draw:text-style-name="P8" draw:layer="layout" svg:width="3.584cm" svg:height="1.312cm" svg:x="19.192cm" svg:y="8.66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2" draw:layer="layout" svg:width="2.537cm" svg:height="2.252cm" svg:x="16.868cm" svg:y="6.7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6" draw:layer="layout" svg:x1="18.134cm" svg:y1="7.375cm" svg:x2="18.134cm" svg:y2="8.482cm">
            <text:p/>
          </draw:line>
        </draw:g>
        <draw:custom-shape draw:style-name="gr11" draw:text-style-name="P10" xml:id="id5" draw:id="id5" draw:layer="layout" svg:width="2.537cm" svg:height="3.032cm" svg:x="11.514cm" svg:y="11.042cm">
          <text:p text:style-name="P9"><text:span text:style-name="T3">+</text:span></text:p>
          <text:p text:style-name="P9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3.733cm" svg:height="1.313cm" svg:x="13.334cm" svg:y="13.263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11" draw:layer="layout" svg:x1="10.956cm" svg:y1="9.978cm" svg:x2="12.783cm" svg:y2="11.042cm" draw:start-shape="id3" draw:start-glue-point="1" draw:end-shape="id5" draw:end-glue-point="4" svg:d="M10956 9978h1827v1064" svg:viewBox="0 0 1828 1065">
          <text:p/>
        </draw:connector>
        <draw:connector draw:style-name="gr3" draw:text-style-name="P11" draw:layer="layout" svg:x1="10.828cm" svg:y1="5.51cm" svg:x2="12.792cm" svg:y2="6.766cm" draw:start-shape="id1" draw:start-glue-point="1" draw:end-shape="id7" draw:end-glue-point="1" svg:d="M10828 5510h1964v1256" svg:viewBox="0 0 1965 1257">
          <text:p/>
        </draw:connector>
        <draw:connector draw:style-name="gr3" draw:text-style-name="P11" draw:layer="layout" svg:x1="16.602cm" svg:y1="10.106cm" svg:x2="18.152cm" svg:y2="12.096cm" draw:start-shape="id6" draw:start-glue-point="1" draw:end-shape="id4" draw:end-glue-point="0" svg:d="M16602 10106h1550v1990" svg:viewBox="0 0 1551 1991">
          <text:p/>
        </draw:connector>
        <draw:connector draw:style-name="gr3" draw:text-style-name="P11" draw:layer="layout" svg:x1="16.484cm" svg:y1="5.51cm" svg:x2="18.136cm" svg:y2="6.721cm" draw:start-shape="id8" draw:start-glue-point="1" draw:end-shape="id9" draw:end-glue-point="0" svg:d="M16484 5510h1652v1211" svg:viewBox="0 0 1653 1212">
          <text:p/>
        </draw:connector>
        <draw:connector draw:style-name="gr3" draw:text-style-name="P11" draw:layer="layout" svg:x1="18.136cm" svg:y1="8.973cm" svg:x2="18.152cm" svg:y2="12.096cm" draw:start-shape="id9" draw:start-glue-point="2" draw:end-shape="id4" draw:end-glue-point="0" svg:d="M18136 8973v1562h16v1561" svg:viewBox="0 0 17 3124">
          <text:p/>
        </draw:connector>
        <draw:custom-shape draw:style-name="gr13" draw:text-style-name="P1" xml:id="id10" draw:id="id10" draw:layer="layout" svg:width="1.975cm" svg:height="0.649cm" svg:x="8.852cm" svg:y="15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685cm" svg:height="0.649cm" draw:transform="rotate (1.5707963267949) translate (6.575cm 12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1" draw:layer="layout" svg:x1="10.827cm" svg:y1="15.429cm" svg:x2="12.783cm" svg:y2="14.074cm" draw:start-shape="id10" draw:start-glue-point="1" draw:end-shape="id5" draw:end-glue-point="6" svg:d="M10827 15429h1956v-1355" svg:viewBox="0 0 1957 1356">
          <text:p/>
        </draw:connector>
        <draw:connector draw:style-name="gr3" draw:text-style-name="P11" draw:layer="layout" svg:x1="6.899cm" svg:y1="10.584cm" svg:x2="8.982cm" svg:y2="9.978cm" draw:start-shape="id11" draw:start-glue-point="1" draw:end-shape="id3" draw:end-glue-point="3" svg:d="M6899 10584v-606h2083" svg:viewBox="0 0 2084 607">
          <text:p/>
        </draw:connector>
        <draw:connector draw:style-name="gr3" draw:text-style-name="P11" draw:layer="layout" svg:x1="6.899cm" svg:y1="12.269cm" svg:x2="8.852cm" svg:y2="15.429cm" draw:start-shape="id11" draw:start-glue-point="3" draw:end-shape="id10" draw:end-glue-point="3" svg:d="M6899 12269v3160h1953" svg:viewBox="0 0 1954 3161">
          <text:p/>
        </draw:connector>
        <draw:frame draw:style-name="gr15" draw:text-style-name="P8" draw:layer="layout" svg:width="2.547cm" svg:height="1.314cm" svg:x="19.238cm" svg:y="11.336cm">
          <draw:text-box>
            <text:p><text:span text:style-name="T3">I</text:span><text:span text:style-name="T4">d</text:span></text:p>
          </draw:text-box>
        </draw:frame>
        <draw:frame draw:style-name="gr16" draw:text-style-name="P12" draw:layer="layout" svg:width="1.37cm" svg:height="1.313cm" svg:x="9.286cm" svg:y="5.835cm">
          <draw:text-box>
            <text:p>R<text:span text:style-name="T7">1</text:span></text:p>
          </draw:text-box>
        </draw:frame>
        <draw:frame draw:style-name="gr17" draw:text-style-name="P12" draw:layer="layout" svg:width="1.375cm" svg:height="1.318cm" svg:x="9.708cm" svg:y="16.03cm">
          <draw:text-box>
            <text:p>R<text:span text:style-name="T7">7</text:span></text:p>
          </draw:text-box>
        </draw:frame>
        <draw:frame draw:style-name="gr18" draw:text-style-name="P12" draw:layer="layout" svg:width="1.369cm" svg:height="1.312cm" svg:x="14.998cm" svg:y="10.432cm">
          <draw:text-box>
            <text:p>R<text:span text:style-name="T7">5</text:span></text:p>
          </draw:text-box>
        </draw:frame>
        <draw:frame draw:style-name="gr19" draw:text-style-name="P12" draw:layer="layout" svg:width="1.369cm" svg:height="1.312cm" svg:x="9.204cm" svg:y="10.432cm">
          <draw:text-box>
            <text:p>R<text:span text:style-name="T7">4</text:span></text:p>
          </draw:text-box>
        </draw:frame>
        <draw:frame draw:style-name="gr20" draw:text-style-name="P12" draw:layer="layout" svg:width="1.369cm" svg:height="1.313cm" svg:x="12.929cm" svg:y="7.271cm">
          <draw:text-box>
            <text:p>R<text:span text:style-name="T7">3</text:span></text:p>
          </draw:text-box>
        </draw:frame>
        <draw:frame draw:style-name="gr20" draw:text-style-name="P12" draw:layer="layout" svg:width="1.369cm" svg:height="1.313cm" svg:x="14.888cm" svg:y="5.835cm">
          <draw:text-box>
            <text:p>R<text:span text:style-name="T7">2</text:span></text:p>
          </draw:text-box>
        </draw:frame>
        <draw:frame draw:style-name="gr18" draw:text-style-name="P12" draw:layer="layout" svg:width="1.369cm" svg:height="1.312cm" svg:x="5.334cm" svg:y="10.957cm">
          <draw:text-box>
            <text:p>R<text:span text:style-name="T7">6</text:span></text:p>
          </draw:text-box>
        </draw:frame>
        <draw:custom-shape draw:style-name="gr21" draw:text-style-name="P11" draw:layer="layout" svg:width="0.276cm" svg:height="0.303cm" svg:x="12.676cm" svg:y="9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5cm" svg:height="0.303cm" svg:x="17.939cm" svg:y="9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4cm" svg:x="12.656cm" svg:y="15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5cm" svg:x="12.635cm" svg:y="5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3cm" svg:x="6.764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329cm" svg:height="2.988cm" svg:x="11.251cm" svg:y="6.322cm">
          <draw:text-box>
            <text:p>+</text:p>
            <text:p>V<text:span text:style-name="T7">b</text:span></text:p>
            <text:p>-</text:p>
          </draw:text-box>
        </draw:frame>
        <draw:line draw:style-name="gr23" draw:text-style-name="P13" draw:layer="layout" svg:x1="7.474cm" svg:y1="10.861cm" svg:x2="7.474cm" svg:y2="12.418cm">
          <text:p/>
        </draw:line>
        <draw:frame draw:style-name="gr24" draw:text-style-name="P14" draw:layer="layout" svg:width="1.021cm" svg:height="1.314cm" svg:x="7.474cm" svg:y="11.104cm">
          <draw:text-box>
            <text:p><text:span text:style-name="T5">I</text:span><text:span text:style-name="T6">c</text:span></text:p>
          </draw:text-box>
        </draw:frame>
        <draw:custom-shape draw:style-name="gr21" draw:text-style-name="P11" draw:layer="layout" svg:width="0.276cm" svg:height="0.303cm" svg:x="6.765cm" svg:y="12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1.33cm" svg:height="1.403cm" svg:x="6.309cm" svg:y="13.44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3cm" svg:x="6.744cm" svg:y="1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5cm" svg:x="6.746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76cm" svg:height="0.305cm" svg:x="17.991cm" svg:y="5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29cm" svg:height="1.313cm" svg:x="18.136cm" svg:y="9.568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5.999cm" svg:y="15.224cm">
          <draw:text-box>
            <text:p><text:span text:style-name="T1">8</text:span></text:p>
          </draw:text-box>
        </draw:frame>
        <draw:frame draw:style-name="gr7" draw:text-style-name="P7" draw:layer="layout" svg:width="1.329cm" svg:height="1.313cm" svg:x="12.783cm" svg:y="9.164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7.606cm" svg:y="4.512cm">
          <draw:text-box>
            <text:p><text:span text:style-name="T1">3</text:span></text:p>
          </draw:text-box>
        </draw:frame>
        <draw:frame draw:style-name="gr26" draw:text-style-name="P7" draw:layer="layout" svg:width="1.518cm" svg:height="1.114cm" svg:x="4.932cm" svg:y="13.572cm">
          <draw:text-box>
            <text:p><text:span text:style-name="T1">V</text:span><text:span text:style-name="T2">aux</text:span></text:p>
          </draw:text-box>
        </draw:frame>
        <draw:frame draw:style-name="gr7" draw:text-style-name="P7" draw:layer="layout" svg:width="1.329cm" svg:height="1.313cm" svg:x="6.017cm" svg:y="9.271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5.957cm" svg:y="12.441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2.166cm" svg:y="4.469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6.063cm" svg:y="4.726cm">
          <draw:text-box>
            <text:p><text:span text:style-name="T1">1</text:span></text:p>
          </draw:text-box>
        </draw:frame>
        <draw:frame draw:style-name="gr27" draw:text-style-name="P7" draw:layer="layout" svg:width="1.329cm" svg:height="1.367cm" svg:x="12.813cm" svg:y="14.576cm">
          <draw:text-box>
            <text:p><text:span text:style-name="T1">0</text:span></text:p>
          </draw:text-box>
        </draw:frame>
        <draw:g>
          <draw:line draw:style-name="gr28" draw:text-style-name="P13" draw:layer="layout" svg:x1="13.591cm" svg:y1="16.18cm" svg:x2="11.98cm" svg:y2="16.192cm">
            <text:p/>
          </draw:line>
          <draw:line draw:style-name="gr28" draw:text-style-name="P13" draw:layer="layout" svg:x1="13.592cm" svg:y1="16.173cm" svg:x2="11.981cm" svg:y2="16.185cm">
            <text:p/>
          </draw:line>
          <draw:line draw:style-name="gr28" draw:text-style-name="P13" draw:layer="layout" svg:x1="12.42cm" svg:y1="16.447cm" svg:x2="13.221cm" svg:y2="16.447cm">
            <text:p/>
          </draw:line>
          <draw:line draw:style-name="gr28" draw:text-style-name="P13" draw:layer="layout" svg:x1="12.636cm" svg:y1="16.676cm" svg:x2="13.021cm" svg:y2="16.676cm">
            <text:p/>
          </draw:line>
          <draw:line draw:style-name="gr28" draw:text-style-name="P13" draw:layer="layout" svg:x1="12.807cm" svg:y1="16.163cm" svg:x2="12.813cm" svg:y2="15.573cm">
            <text:p/>
          </draw:line>
        </draw:g>
        <draw:custom-shape draw:style-name="gr29" draw:text-style-name="P11" draw:layer="layout" svg:width="1.493cm" svg:height="1.046cm" svg:x="8.791cm" svg:y="7.76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1" draw:layer="layout" svg:width="1.493cm" svg:height="1.046cm" draw:transform="rotate (-3.14159265358979) translate (16.121cm 8.744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1" draw:layer="layout" svg:width="1.493cm" svg:height="1.046cm" draw:transform="rotate (-3.14159265358979) translate (16.369cm 13.028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1" draw:layer="layout" svg:width="1.493cm" svg:height="1.046cm" draw:transform="rotate (-3.14159265358979) translate (10.566cm 13.54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0.185cm" svg:y="11.744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8.358cm" svg:y="6.751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3.821cm" svg:y="6.766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4.205cm" svg:y="11.19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4">24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4">24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0</meta:editing-cycles>
    <meta:creation-date>2014-07-21T10:31:21</meta:creation-date>
    <dc:date>2021-03-21T22:39:08.275652949</dc:date>
    <meta:editing-duration>P1DT2H52M21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